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Ключевые_20_слова">
      <style:paragraph-properties fo:padding-left="0cm" fo:padding-right="1cm" fo:padding-top="0cm" fo:padding-bottom="0.499cm" fo:border-left="none" fo:border-right="none" fo:border-top="none" fo:border-bottom="0.06pt solid #000000" style:writing-mode="page"/>
    </style:style>
    <style:style style:name="P2" style:family="paragraph" style:parent-style-name="Heading_20_2" style:master-page-name="First_20_Page">
      <style:paragraph-properties style:page-number="auto"/>
    </style:style>
    <style:style style:name="P3" style:family="paragraph" style:parent-style-name="Heading_20_4">
      <style:text-properties officeooo:paragraph-rsid="000aee85"/>
    </style:style>
    <style:style style:name="P4" style:family="paragraph" style:parent-style-name="Heading_20_5">
      <style:text-properties officeooo:paragraph-rsid="000aee85"/>
    </style:style>
    <style:style style:name="P5" style:family="paragraph" style:parent-style-name="Текст_20_списка_20_литературы">
      <style:text-properties officeooo:rsid="003357d8" officeooo:paragraph-rsid="000aee85"/>
    </style:style>
    <style:style style:name="P6" style:family="paragraph" style:parent-style-name="Текст_20_списка_20_литературы">
      <style:text-properties officeooo:paragraph-rsid="000aee85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Heading_20_3">
      <style:text-properties officeooo:rsid="003357d8" officeooo:paragraph-rsid="000aee85"/>
    </style:style>
    <style:style style:name="P10" style:family="paragraph" style:parent-style-name="Heading_20_3">
      <style:text-properties officeooo:paragraph-rsid="000aee85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er">
      <style:paragraph-properties fo:text-align="end" style:justify-single-word="false"/>
      <style:text-properties officeooo:paragraph-rsid="00079eca"/>
    </style:style>
    <style:style style:name="P1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/>
    </style:style>
    <style:style style:name="P15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P16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P17" style:family="paragraph" style:parent-style-name="Автор_20_по-английски">
      <style:text-properties officeooo:paragraph-rsid="000aee85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language="en" fo:country="US" style:font-name-complex="Arial1"/>
    </style:style>
    <style:style style:name="T3" style:family="text">
      <style:text-properties officeooo:rsid="0005da6c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style:font-name-complex="Arial1"/>
    </style:style>
    <style:style style:name="T7" style:family="text">
      <style:text-properties fo:language="en" fo:country="US" style:font-name-complex="Arial1"/>
    </style:style>
    <style:style style:name="T8" style:family="text">
      <style:text-properties officeooo:rsid="000d15bf"/>
    </style:style>
    <style:style style:name="T9" style:family="text">
      <style:text-properties officeooo:rsid="000e8f23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  <text:user-field-decl office:value-type="string" office:string-value="26" text:name="Issue"/>
        <text:user-field-decl office:value-type="string" office:string-value="декабрь 2018" text:name="Date"/>
      </text:user-field-decls>
      <text:h text:style-name="P2" text:outline-level="2">Название статьи</text:h>
      <text:p text:style-name="Автор">Автор</text:p>
      <text:p text:style-name="Аннотация"><text:span text:style-name="T8">А</text:span>ннотация </text:p>
      <text:p text:style-name="P1"><text:span text:style-name="T9">К</text:span>лючевые слова</text:p>
      <text:p text:style-name="Эпиграф">Эпиграф</text:p>
      <text:p text:style-name="P7">Основной текст статьи<text:note text:id="ftn0" text:note-class="footnote"><text:note-citation>1</text:note-citation><text:note-body><text:p text:style-name="Footnote">Текст сноски</text:p></text:note-body></text:note></text:p>
      <text:h text:style-name="P10" text:outline-level="3">Подзаголовок</text:h>
      <text:p text:style-name="P8">Основной текст продолжается</text:p>
      <text:h text:style-name="P3" text:outline-level="4">Подзаголовок <text:span text:style-name="T4">втор</text:span>ого уровня</text:h>
      <text:p text:style-name="P8">Основной текст продолжается</text:p>
      <text:h text:style-name="P4" text:outline-level="5">Подзаголовок третьего уровня</text:h>
      <text:p text:style-name="P8">Основной текст заканчивается</text:p>
      <text:h text:style-name="P10" text:outline-level="3">Список литературы</text:h>
      <text:p text:style-name="P5">Текст списка литературы</text:p>
      <text:h text:style-name="P10" text:outline-level="3">Английское название статьи</text:h>
      <text:p text:style-name="P17">Автор по-английски</text:p>
      <text:p text:style-name="Аннотация">Аннотация по-английски</text:p>
      <text:p text:style-name="Ключевые_20_слова">Keywords: <text:span text:style-name="T5">ключевые слова по-английски</text:span></text:p>
      <text:h text:style-name="P9" text:outline-level="3">References</text:h>
      <text:p text:style-name="P6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0.7cm" style:auto-text-indent="false" style:writing-mode="pag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cm" fo:margin-right="0cm" fo:text-align="start" style:justify-single-word="false" fo:text-indent="0.7c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9cm" fo:margin-right="0cm" fo:text-align="justify" style:justify-single-word="false" fo:text-indent="-0.199cm" style:auto-text-indent="false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/>
    </style:style>
    <style:style style:name="Эпиграф" style:family="paragraph" style:parent-style-name="Text_20_body">
      <style:paragraph-properties fo:margin-left="0cm" fo:margin-right="0cm" fo:text-align="end" style:justify-single-word="false" fo:text-indent="0c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text-indent="0.9cm" style:auto-text-indent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0.7cm" fo:margin-right="0cm" fo:margin-top="0.3cm" fo:margin-bottom="0.3cm" loext:contextual-spacing="false" fo:text-align="start" style:justify-single-word="false" fo:text-indent="0c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0.7cm" fo:margin-right="0cm" fo:text-align="justify" style:justify-single-word="false" fo:text-indent="0cm" style:auto-text-indent="false" style:page-number="auto" style:writing-mode="page"/>
      <style:text-properties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rel-width="100%" table:align="center" style:shadow="non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rel-width="100%" table:align="center" style:shadow="none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/>
    </style:style>
    <style:style style:name="MT1" style:family="text">
      <style:text-properties officeooo:rsid="0005da6c"/>
    </style:style>
    <style:style style:name="MT2" style:family="text">
      <style:text-properties style:font-name-complex="Arial1"/>
    </style:style>
    <style:style style:name="MT3" style:family="text">
      <style:text-properties fo:language="en" fo:country="US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2.499cm" fo:margin-right="2.499cm" style:shadow="none" fo:background-color="transparent" style:writing-mode="lr-tb" draw:fill="none" style:footnote-max-height="0cm">
        <style:columns fo:column-count="1" fo:column-gap="0cm"/>
        <style:footnote-sep style:width="0.007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2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3</text:page-number></text:p>
            </table:table-cell>
            <table:table-cell table:style-name="Таблица2.A1" office:value-type="string">
              <text:p text:style-name="MP6"><text:span text:style-name="MT2">Севальников А.Ю. Проблема реальности и времени</text:span>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2-26T12:25:09.542362152</dc:date>
    <meta:editing-duration>PT33M30S</meta:editing-duration>
    <meta:editing-cycles>9</meta:editing-cycles>
    <meta:generator>LibreOffice/5.4.4.2$Linux_X86_64 LibreOffice_project/2524958677847fb3bb44820e40380acbe820f960</meta:generator>
    <meta:document-statistic meta:table-count="2" meta:image-count="0" meta:object-count="0" meta:page-count="1" meta:paragraph-count="27" meta:word-count="73" meta:character-count="604" meta:non-whitespace-character-count="556"/>
  </office:meta>
</office:document-meta>
</file>